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style:line-height-at-least="0.476cm" fo:text-indent="0cm" style:auto-text-indent="false"/>
    </style:style>
    <style:style style:name="P2" style:family="paragraph" style:parent-style-name="Text_20_body" style:list-style-name="L2">
      <style:paragraph-properties style:line-height-at-least="0.476cm"/>
      <style:text-properties fo:font-variant="normal" fo:text-transform="none" fo:color="#333333" style:font-name="Arial1" fo:font-size="9pt" fo:letter-spacing="normal" fo:font-style="normal" fo:font-weight="normal"/>
    </style:style>
    <style:style style:name="P3" style:family="paragraph" style:parent-style-name="Text_20_body">
      <style:paragraph-properties fo:margin-left="0cm" fo:margin-right="0cm" fo:margin-top="0cm" fo:margin-bottom="0.476cm" style:line-height-at-least="0.476cm" fo:text-indent="0cm" style:auto-text-indent="false"/>
    </style:style>
    <style:style style:name="P4" style:family="paragraph" style:parent-style-name="Text_20_body">
      <style:paragraph-properties fo:margin-left="0cm" fo:margin-right="0cm" fo:margin-top="0cm" fo:margin-bottom="0.476cm" style:line-height-at-least="0.476cm" fo:text-indent="0cm" style:auto-text-indent="false"/>
      <style:text-properties fo:font-variant="normal" fo:text-transform="none" fo:color="#333333" style:font-name="Arial1" fo:font-size="9pt" fo:letter-spacing="normal" fo:font-style="normal" fo:font-weight="normal"/>
    </style:style>
    <style:style style:name="P5" style:family="paragraph" style:parent-style-name="Text_20_body">
      <style:paragraph-properties fo:margin-left="0cm" fo:margin-right="0cm" fo:margin-top="0cm" fo:margin-bottom="0.476cm" style:line-height-at-least="0.476cm" fo:text-indent="0cm" style:auto-text-indent="false"/>
      <style:text-properties fo:font-variant="normal" fo:text-transform="none" fo:color="#333333" fo:letter-spacing="normal"/>
    </style:style>
    <style:style style:name="P6" style:family="paragraph" style:parent-style-name="Text_20_body" style:list-style-name="L2">
      <style:paragraph-properties fo:margin-top="0cm" fo:margin-bottom="0cm" style:line-height-at-least="0.476cm"/>
      <style:text-properties fo:font-variant="normal" fo:text-transform="none" fo:color="#333333" style:font-name="Arial1" fo:font-size="9pt" fo:letter-spacing="normal" fo:font-style="normal" fo:font-weight="normal"/>
    </style:style>
    <style:style style:name="P7" style:family="paragraph" style:parent-style-name="Heading_20_2">
      <style:text-properties fo:font-variant="normal" fo:text-transform="none" fo:color="#333333" style:font-name="Arial1" fo:font-size="10.5pt" fo:letter-spacing="normal" fo:font-style="normal" fo:font-weight="bold"/>
    </style:style>
    <style:style style:name="P8" style:family="paragraph" style:parent-style-name="Heading_20_2">
      <style:paragraph-properties fo:margin-left="0cm" fo:margin-right="0cm" style:line-height-at-least="0.476cm" fo:text-indent="0cm" style:auto-text-indent="false"/>
      <style:text-properties fo:font-variant="normal" fo:text-transform="none" fo:color="#333333" style:font-name="Arial1" fo:font-size="10.5pt" fo:letter-spacing="normal" fo:font-style="normal" fo:font-weight="bold"/>
    </style:style>
    <style:style style:name="T1" style:family="text">
      <style:text-properties fo:font-variant="normal" fo:text-transform="none" fo:color="#333333" style:font-name="Arial1" fo:font-size="9pt" fo:letter-spacing="normal" fo:font-style="normal" fo:font-weight="normal"/>
    </style:style>
    <style:style style:name="T2" style:family="text">
      <style:text-properties fo:font-variant="normal" fo:text-transform="none" fo:color="#333333" style:text-line-through-style="none" style:font-name="Arial1" fo:font-size="9pt" fo:letter-spacing="normal" fo:font-style="normal" style:text-underline-style="none" fo:font-weight="bold" style:text-blinking="false"/>
    </style:style>
    <style:style style:name="T3" style:family="text">
      <style:text-properties fo:font-variant="normal" fo:text-transform="none" fo:color="#333333" style:text-position="33% 80%" style:font-name="Arial1" fo:font-size="9pt" fo:letter-spacing="normal" fo:font-style="normal" fo:font-weight="normal"/>
    </style:style>
    <style:style style:name="T4" style:family="text">
      <style:text-properties fo:font-variant="normal" fo:text-transform="none" fo:color="#333333" fo:letter-spacing="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94, rue des Maraîchers<text:line-break/>91140 Villebon-sur-Yvette<text:line-break/>Tél. 01 69 93 49 15<text:line-break/></text:span><text:a xlink:type="simple" xlink:href="mailto:mediatheque@villebon-sur-yvette.fr" text:style-name="Internet_20_link" text:visited-style-name="Visited_20_Internet_20_Link"><text:span text:style-name="T2">mediatheque@villebon-sur-yvette.fr</text:span></text:a></text:p>
      <text:p text:style-name="P4">Directrice : Catherine Foly</text:p>
      <text:p text:style-name="P3"><text:span text:style-name="T1">Sur place ou à emprunter, cultivez votre appétit littéraire !<text:line-break/>La Médiathèque vous simplifie l'accès à la culture avec 58 000 livres, 82 titres de revues. Elle compte près de 2 600 inscrits, répartis en section Adultes (1</text:span><text:span text:style-name="T3">er</text:span><text:span text:style-name="T1"> étage) et section Jeunesse (2</text:span><text:span text:style-name="T3">ème</text:span><text:span text:style-name="T1"> étage). Elle dispose également d'un espace "Image et son" pour le prêt de DVD ou CD. <text:line-break/><text:line-break/>Le catalogue de la Médiathèque et votre "dossier lecteur" sont consultables en ligne : </text:span><text:a xlink:type="simple" xlink:href="http://www.mediatheque.villebon-sur-yvette.fr/" office:target-frame-name="_blank" xlink:show="new" text:style-name="Internet_20_link" text:visited-style-name="Visited_20_Internet_20_Link"><text:span text:style-name="T2">www.mediatheque.villebon-sur-yvette.fr</text:span></text:a></text:p>
      <text:p text:style-name="P4">Horaires d'ouverture au public :</text:p>
      <text:list xml:id="list6305997752061488324" text:style-name="L2">
        <text:list-item>
          <text:list>
            <text:list-item>
              <text:p text:style-name="P6">mardi de 15 h à 19 h,</text:p>
            </text:list-item>
            <text:list-item>
              <text:p text:style-name="P6">mercredi de 10 h à 12 h et de 14 h à 18 h,</text:p>
            </text:list-item>
            <text:list-item>
              <text:p text:style-name="P6">jeudi de 15 h à 18 h,</text:p>
            </text:list-item>
            <text:list-item>
              <text:p text:style-name="P2">samedi de 10 h à 17h30.</text:p>
            </text:list-item>
          </text:list>
        </text:list-item>
      </text:list>
      <text:p text:style-name="Standard"/>
      <text:h text:style-name="P7" text:outline-level="2">Prêt de livres et périodiques</text:h>
      <text:p text:style-name="P4">Au maximum 6 livres, 4 revues, 4 bandes dessinées, 2 textes lus et 2 documents sonores jeunesse par personne pour une période de trois semaines. <text:line-break/>• Villebonnais : gratuit.<text:line-break/>• Non Villebonnais : 28,40 €.</text:p>
      <text:h text:style-name="P7" text:outline-level="2">Prêt de DVD et de CD</text:h>
      <text:p text:style-name="P1"><text:span text:style-name="T1">Un abonnement annuel est nécessaire pour emprunter 10 CD et 4 DVD. Cet abonnement gratuit est réservé aux plus de 11 ans. Cependant, tout enfant de moins 11 ans muni de la carte d'un adulte et d'une autorisation écrite signée par l'un de ses parents peut emprunter. Le prêt est consenti pour une période de trois semaines non renouvelable.</text:span><text:line-break/><text:span text:style-name="T4">• </text:span><text:span text:style-name="T1">Villebonnais : gratuit.</text:span><text:line-break/><text:span text:style-name="T4">• </text:span><text:span text:style-name="T1">Non Villebonnais : gratuit.</text:span><text:line-break/><text:span text:style-name="T4">• </text:span><text:span text:style-name="T1">Titulaires de la carte Villebon Loisirs ou Villebon Services : gratuit.</text:span><text:line-break/><text:line-break/><text:span text:style-name="T1">Lors du retour, merci de ne pas déposer les documents (DVD et CD) dans la boîte à livres.</text:span> </text:p>
      <text:p text:style-name="P1"/>
      <text:h text:style-name="P8" text:outline-level="2">Tout au long de l'année</text:h>
      <text:p text:style-name="P3"><text:span text:style-name="T1">Expositions et animations temporaires.<text:line-break/>Bibliographies thématiques et catalogues de nouveautés.<text:line-break/><text:line-break/>Un samedi par mois, le matin :<text:line-break/>- Racontines (Contes pour les tout-petits).<text:line-break/><text:line-break/>Un mercredi par mois, le matin :<text:line-break/>- Heure du conte (tout public).<text:line-break/>- Comité de lecture pour les enfants de 8 à 12 ans.<text:line-break/>- La lanterne magique (séance cinéma pour les 4 - 9 ans).<text:line-break/></text:span><text:soft-page-break/><text:span text:style-name="T1">Rendez-vous bimestriel :<text:line-break/>- Kestuli : comité de lecture pour les 13-14 ans (mercredi).<text:line-break/>- Thé ou café musical : présentation de nouveautés CD/DVD à l’Espace Image et Son (samedi).<text:line-break/><text:line-break/>"La lanterne magique" (séance cinéma pour les 5-9 ans).<text:line-break/><text:line-break/>Retrouvez les dates de tous nos prochains rendez-vous en rubrique </text:span><text:a xlink:type="simple" xlink:href="http://www.villebon-sur-yvette.fr/agenda/categoryevents/1" text:style-name="Internet_20_link" text:visited-style-name="Visited_20_Internet_20_Link"><text:span text:style-name="T2">Agenda</text:span></text:a><text:span text:style-name="T1"> </text:span></text:p>
      <text:h text:style-name="P8" text:outline-level="2">Consultation Internet</text:h>
      <text:p text:style-name="P4">La Médiathèque propose 4 ordinateurs pour une consultation Internet gratuite.</text:p>
      <text:p text:style-name="P5"> </text:p>
      <text:p text:style-name="P1"><draw:frame draw:style-name="fr1" draw:name="graphics1" text:anchor-type="as-char" svg:width="5.556cm" svg:height="7.408cm" draw:z-index="0"><draw:image xlink:href="http://www.villebon-sur-yvette.fr/images/stories/temps-libre-et-loisirs/villebon-sur-yvette-mediatheque-2.jpg" xlink:type="simple" xlink:show="embed" xlink:actuate="onLoad"/></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M49S</meta:editing-duration>
    <meta:editing-cycles>3</meta:editing-cycles>
    <meta:generator>OpenOffice/4.1.1$Win32 OpenOffice.org_project/411m6$Build-9775</meta:generator>
    <dc:date>2015-03-04T10:35:09.91</dc:date>
    <meta:document-statistic meta:table-count="0" meta:image-count="1" meta:object-count="0" meta:page-count="2" meta:paragraph-count="18" meta:word-count="405" meta:character-count="2332"/>
    <dc:creator>elève 08 </dc:creator>
    <meta:user-defined meta:name="Info 1"/>
    <meta:user-defined meta:name="Info 2"/>
    <meta:user-defined meta:name="Info 3"/>
    <meta:user-defined meta:name="Info 4"/>
  </office:meta>
</office:document-meta>
</file>